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9cm" draw:marker-end-width="0.29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05cm" draw:fill="none" draw:fill-color="#000000" fo:min-height="0.3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83ca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end="Arrow" draw:marker-end-width="0.4cm" draw:fill="none" draw:fill-color="#000000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end="Symmetric_20_Arrow" draw:marker-end-width="0.3cm" draw:fill="none" draw:fill-color="#000000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draw:fill="none" draw:fill-color="#000000" fo:min-height="0.413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draw:fill="none" draw:fill-color="#000000" fo:min-height="0.686cm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000000" draw:marker-start-width="0.13cm" draw:marker-end-width="0.13cm" draw:fill="solid" draw:fill-color="#00ffff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.05cm" draw:fill="none" draw:fill-color="#00000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DejaVu Serif'" style:font-style-name="Book" style:font-family-generic="roman" style:font-pitch="variable"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DejaVu Serif'" style:font-family-generic="roman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family="'DejaVu Serif'" style:font-style-name="Book" style:font-family-generic="roman" style:font-pitch="variable" fo:font-size="10pt" style:font-size-asian="18pt" style:font-size-complex="18pt"/>
    </style:style>
    <style:style style:name="P6" style:family="paragraph">
      <style:paragraph-properties fo:text-align="center"/>
      <style:text-properties fo:font-family="'DejaVu Serif'" style:font-style-name="Book" style:font-family-generic="roman" style:font-pitch="variable" fo:font-size="14pt" style:font-size-asian="14pt" style:font-size-complex="14pt"/>
    </style:style>
    <style:style style:name="T1" style:family="text">
      <style:text-properties fo:font-family="'DejaVu Serif'" style:font-family-generic="roman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'DejaVu Serif'" style:font-family-generic="roman" style:font-pitch="variable"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super 58%" fo:font-size="14pt" style:font-size-asian="14pt" style:font-size-complex="14pt"/>
    </style:style>
    <style:style style:name="T7" style:family="text">
      <style:text-properties style:text-position="sub 58%" fo:font-size="14pt" style:font-size-asian="14pt" style:font-size-complex="14pt"/>
    </style:style>
    <style:style style:name="T8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0.816cm" svg:height="0.816cm" svg:x="1.597cm" svg:y="2.703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0.817cm" svg:height="0.816cm" svg:x="3.3cm" svg:y="2.703cm">
            <text:p text:style-name="P1">2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1" draw:layer="layout" svg:x1="2.413cm" svg:y1="3.111cm" svg:x2="3.3cm" svg:y2="3.111cm" draw:start-shape="id1" draw:start-glue-point="10" draw:end-shape="id2" draw:end-glue-point="6" svg:d="m2413 3111h887" svg:viewBox="0 0 888 1">
            <text:p/>
          </draw:connector>
        </draw:g>
        <draw:g>
          <draw:custom-shape draw:style-name="gr1" draw:text-style-name="P1" xml:id="id3" draw:id="id3" draw:layer="layout" svg:width="0.816cm" svg:height="0.816cm" svg:x="5.583cm" svg:y="2.703cm">
            <text:p text:style-name="P1">n-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4" draw:id="id4" draw:layer="layout" svg:width="0.817cm" svg:height="0.816cm" svg:x="7.283cm" svg:y="2.703cm">
            <text:p text:style-name="P1">n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2" draw:text-style-name="P1" draw:layer="layout" svg:x1="6.399cm" svg:y1="3.111cm" svg:x2="7.283cm" svg:y2="3.111cm" draw:start-shape="id3" draw:start-glue-point="10" draw:end-shape="id4" draw:end-glue-point="6" svg:d="m6399 3111h884" svg:viewBox="0 0 885 1">
            <text:p/>
          </draw:connector>
        </draw:g>
        <draw:g>
          <draw:custom-shape draw:style-name="gr1" draw:text-style-name="P1" xml:id="id5" draw:id="id5" draw:layer="layout" svg:width="0.816cm" svg:height="0.816cm" svg:x="10.4cm" svg:y="2.703cm">
            <text:p text:style-name="P1">N-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xml:id="id6" draw:id="id6" draw:layer="layout" svg:width="0.816cm" svg:height="0.816cm" svg:x="12.1cm" svg:y="2.703cm">
            <text:p text:style-name="P1">N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1" draw:layer="layout" svg:x1="11.216cm" svg:y1="3.111cm" svg:x2="12.1cm" svg:y2="3.111cm" draw:start-shape="id5" draw:start-glue-point="10" draw:end-shape="id6" draw:end-glue-point="6" svg:d="m11216 3111h884" svg:viewBox="0 0 885 1">
            <text:p/>
          </draw:connector>
        </draw:g>
        <draw:line draw:style-name="gr4" draw:text-style-name="P2" draw:layer="layout" svg:x1="8.1cm" svg:y1="3.111cm" svg:x2="8.7cm" svg:y2="3.111cm">
          <text:p/>
        </draw:line>
        <draw:g>
          <draw:custom-shape draw:style-name="gr5" draw:text-style-name="P2" draw:layer="layout" svg:width="0.1cm" svg:height="0.1cm" svg:x="9.1cm" svg:y="3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1cm" svg:height="0.1cm" svg:x="9.9cm" svg:y="3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1cm" svg:height="0.1cm" svg:x="9.502cm" svg:y="3.0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5" draw:text-style-name="P2" draw:layer="layout" svg:width="0.1cm" svg:height="0.1cm" svg:x="4.4cm" svg:y="3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1cm" svg:height="0.1cm" svg:x="5.2cm" svg:y="3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1cm" svg:height="0.1cm" svg:x="4.802cm" svg:y="3.06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6" draw:text-style-name="P2" draw:layer="layout" svg:width="0.776cm" svg:height="0.712cm" svg:x="12.9cm" svg:y="6.1cm">
          <draw:text-box>
            <text:p text:style-name="P2"><text:span text:style-name="T1">e</text:span></text:p>
          </draw:text-box>
        </draw:frame>
        <draw:g>
          <draw:custom-shape draw:style-name="gr7" draw:text-style-name="P3" xml:id="id7" draw:id="id7" draw:layer="layout" svg:width="1.352cm" svg:height="0.749cm" svg:x="1.948cm" svg:y="6.251cm">
            <text:p text:style-name="P2"><text:span text:style-name="T2">(0,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xml:id="id12" draw:id="id12" draw:layer="layout" svg:width="1.352cm" svg:height="0.749cm" svg:x="12.2cm" svg:y="8.029cm">
            <text:p text:style-name="P2"><text:span text:style-name="T1">K+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xml:id="id9" draw:id="id9" draw:layer="layout" svg:width="1.352cm" svg:height="0.749cm" svg:x="1.1cm" svg:y="8.051cm">
            <text:p text:style-name="P2"><text:span text:style-name="T1">(0,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xml:id="id11" draw:id="id11" draw:layer="layout" svg:width="1.352cm" svg:height="0.749cm" svg:x="11.248cm" svg:y="6.242cm">
            <text:p text:style-name="P2"><text:span text:style-name="T1">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xml:id="id10" draw:id="id10" draw:layer="layout" svg:width="1.353cm" svg:height="0.749cm" svg:x="7.247cm" svg:y="6.242cm">
            <text:p text:style-name="P2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xml:id="id8" draw:id="id8" draw:layer="layout" svg:width="1.352cm" svg:height="0.749cm" svg:x="4.4cm" svg:y="6.242cm">
            <text:p text:style-name="P2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5" draw:text-style-name="P2" draw:layer="layout" svg:width="0.1cm" svg:height="0.1cm" svg:x="9.5cm" svg:y="6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1cm" svg:height="0.1cm" svg:x="10.3cm" svg:y="6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0.1cm" svg:height="0.1cm" svg:x="9.902cm" svg:y="6.5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onnector draw:style-name="gr8" draw:text-style-name="P2" draw:layer="layout" draw:type="curve" draw:line-skew="0cm -0.228cm" svg:x1="1.948cm" svg:y1="6.626cm" svg:x2="2.624cm" svg:y2="6.251cm" draw:start-shape="id7" draw:start-glue-point="6" draw:end-shape="id7" draw:end-glue-point="4" svg:d="m1948 6626c-787 0-656-565-291-942s967-565 967 567" svg:viewBox="0 0 1257 1235">
            <text:p/>
          </draw:connector>
          <draw:connector draw:style-name="gr8" draw:text-style-name="P2" draw:layer="layout" draw:type="curve" draw:line-skew="0.152cm" svg:x1="3.102cm" svg:y1="6.36cm" svg:x2="4.598cm" svg:y2="6.351cm" draw:start-shape="id7" draw:start-glue-point="11" draw:end-shape="id8" draw:end-glue-point="5" svg:d="m3102 6360c0-738 1496-733 1496-9" svg:viewBox="0 0 1497 554">
            <text:p/>
          </draw:connector>
          <draw:connector draw:style-name="gr8" draw:text-style-name="P2" draw:layer="layout" draw:type="curve" draw:line-skew="-0.426cm" svg:x1="4.598cm" svg:y1="6.351cm" svg:x2="5.076cm" svg:y2="6.242cm" draw:start-shape="id8" draw:start-glue-point="5" draw:end-shape="id8" draw:end-glue-point="4" svg:d="m4598 6351c0-1591 478-1537 478-109" svg:viewBox="0 0 479 1188">
            <text:p/>
          </draw:connector>
          <draw:connector draw:style-name="gr8" draw:text-style-name="P2" draw:layer="layout" draw:type="curve" svg:x1="1.298cm" svg:y1="8.16cm" svg:x2="1.948cm" svg:y2="6.626cm" draw:start-shape="id9" draw:start-glue-point="5" draw:end-shape="id7" draw:end-glue-point="6" svg:d="m1298 8160c0-1023 216-1534 650-1534" svg:viewBox="0 0 651 1535">
            <text:p/>
          </draw:connector>
          <draw:connector draw:style-name="gr8" draw:text-style-name="P2" draw:layer="layout" draw:type="curve" svg:x1="2.624cm" svg:y1="7cm" svg:x2="2.254cm" svg:y2="8.16cm" draw:start-shape="id7" draw:start-glue-point="8" draw:end-shape="id9" draw:end-glue-point="11" svg:d="m2624 7000c0 787-370 208-370 1160" svg:viewBox="0 0 371 1161">
            <text:p/>
          </draw:connector>
          <draw:connector draw:style-name="gr8" draw:text-style-name="P2" draw:layer="layout" draw:type="curve" draw:line-skew="-0.172cm" svg:x1="3.102cm" svg:y1="6.891cm" svg:x2="4.598cm" svg:y2="6.882cm" draw:start-shape="id7" draw:start-glue-point="9" draw:end-shape="id8" draw:end-glue-point="7" svg:d="m3102 6891c0 693 1496 697 1496-9" svg:viewBox="0 0 1497 530">
            <text:p/>
          </draw:connector>
          <draw:connector draw:style-name="gr8" draw:text-style-name="P2" draw:layer="layout" draw:type="curve" draw:line-skew="0.325cm" svg:x1="2.452cm" svg:y1="8.426cm" svg:x2="1.776cm" svg:y2="8.8cm" draw:start-shape="id9" draw:start-glue-point="10" draw:end-shape="id9" draw:end-glue-point="8" svg:d="m2452 8426c1276 0 1063 450 576 740s-1252 421-1252-366" svg:viewBox="0 0 1633 967">
            <text:p/>
          </draw:connector>
          <draw:connector draw:style-name="gr8" draw:text-style-name="P2" draw:layer="layout" draw:type="curve" draw:line-skew="0.151cm" svg:x1="5.554cm" svg:y1="6.351cm" svg:x2="7.445cm" svg:y2="6.351cm" draw:start-shape="id8" draw:start-glue-point="11" draw:end-shape="id10" draw:end-glue-point="5" svg:d="m5554 6351c0-726 1891-726 1891 0" svg:viewBox="0 0 1892 545">
            <text:p/>
          </draw:connector>
          <draw:connector draw:style-name="gr8" draw:text-style-name="P2" draw:layer="layout" draw:type="curve" draw:line-skew="-0.426cm" svg:x1="7.445cm" svg:y1="6.351cm" svg:x2="7.924cm" svg:y2="6.242cm" draw:start-shape="id10" draw:start-glue-point="5" draw:end-shape="id10" draw:end-glue-point="4" svg:d="m7445 6351c0-1591 479-1537 479-109" svg:viewBox="0 0 480 1188">
            <text:p/>
          </draw:connector>
          <draw:connector draw:style-name="gr8" draw:text-style-name="P2" draw:layer="layout" draw:type="curve" draw:line-skew="-0.167cm" svg:x1="7.445cm" svg:y1="6.882cm" svg:x2="5.554cm" svg:y2="6.882cm" draw:start-shape="id10" draw:start-glue-point="7" draw:end-shape="id8" draw:end-glue-point="9" svg:d="m7445 6882c0 700-1891 700-1891 0" svg:viewBox="0 0 1892 526">
            <text:p/>
          </draw:connector>
          <draw:connector draw:style-name="gr8" draw:text-style-name="P2" draw:layer="layout" draw:type="curve" draw:line-skew="0.229cm" svg:x1="10.348cm" svg:y1="6.062cm" svg:x2="11.446cm" svg:y2="6.351cm" draw:end-shape="id11" draw:end-glue-point="5" svg:d="m10348 6062c0-175 1098-320 1098 289" svg:viewBox="0 0 1099 442">
            <text:p/>
          </draw:connector>
          <draw:connector draw:style-name="gr8" draw:text-style-name="P2" draw:layer="layout" draw:type="curve" draw:line-skew="-0.278cm" svg:x1="11.446cm" svg:y1="6.882cm" svg:x2="10.304cm" svg:y2="7.105cm" draw:start-shape="id11" draw:start-glue-point="7" svg:d="m11446 6882c0 534-1142 422-1142 223" svg:viewBox="0 0 1143 389">
            <text:p/>
          </draw:connector>
          <draw:connector draw:style-name="gr8" draw:text-style-name="P2" draw:layer="layout" draw:type="curve" draw:line-skew="-0.326cm" svg:x1="11.924cm" svg:y1="6.242cm" svg:x2="12.402cm" svg:y2="6.351cm" draw:start-shape="id11" draw:start-glue-point="4" draw:end-shape="id11" draw:end-glue-point="11" svg:d="m11924 6242c0-1278 478-1332 478 109" svg:viewBox="0 0 479 1075">
            <text:p/>
          </draw:connector>
          <draw:connector draw:style-name="gr8" draw:text-style-name="P2" draw:layer="layout" draw:type="curve" svg:x1="12.6cm" svg:y1="6.617cm" svg:x2="13.354cm" svg:y2="8.138cm" draw:start-shape="id11" draw:start-glue-point="10" draw:end-shape="id12" draw:end-glue-point="11" svg:d="m12600 6617c503 0 754 507 754 1521" svg:viewBox="0 0 755 1522">
            <text:p/>
          </draw:connector>
          <draw:connector draw:style-name="gr8" draw:text-style-name="P2" draw:layer="layout" draw:type="curve" draw:line-skew="-0.021cm -2.978cm 0.564cm" svg:x1="12.398cm" svg:y1="8.669cm" svg:x2="12.398cm" svg:y2="8.138cm" draw:start-shape="id12" draw:start-glue-point="7" draw:end-shape="id12" draw:end-glue-point="5" svg:d="m12398 8669c0 919-1298 613-1298 6s1298-643 1298-537" svg:viewBox="0 0 1299 1159">
            <text:p/>
          </draw:connector>
          <draw:connector draw:style-name="gr8" draw:text-style-name="P2" draw:layer="layout" draw:type="curve" draw:line-skew="0.218cm" svg:x1="12.398cm" svg:y1="8.138cm" svg:x2="11.924cm" svg:y2="6.991cm" draw:start-shape="id12" draw:start-glue-point="5" draw:end-shape="id11" draw:end-glue-point="8" svg:d="m12398 8138c0-615-474-42-474-1147" svg:viewBox="0 0 475 1148">
            <text:p/>
          </draw:connector>
          <draw:frame draw:style-name="gr6" draw:text-style-name="P2" draw:layer="layout" svg:width="0.776cm" svg:height="0.712cm" svg:x="4.124cm" svg:y="4.788cm">
            <draw:text-box>
              <text:p text:style-name="P2"><text:span text:style-name="T1">d</text:span></text:p>
            </draw:text-box>
          </draw:frame>
          <draw:frame draw:style-name="gr6" draw:text-style-name="P2" draw:layer="layout" svg:width="0.776cm" svg:height="0.712cm" svg:x="6.924cm" svg:y="4.888cm">
            <draw:text-box>
              <text:p text:style-name="P2"><text:span text:style-name="T1">d</text:span></text:p>
            </draw:text-box>
          </draw:frame>
          <draw:frame draw:style-name="gr6" draw:text-style-name="P2" draw:layer="layout" svg:width="0.776cm" svg:height="0.712cm" svg:x="11.4cm" svg:y="4.988cm">
            <draw:text-box>
              <text:p text:style-name="P2"><text:span text:style-name="T1">d</text:span></text:p>
            </draw:text-box>
          </draw:frame>
          <draw:frame draw:style-name="gr6" draw:text-style-name="P2" draw:layer="layout" svg:width="0.776cm" svg:height="0.712cm" svg:x="3.3cm" svg:y="5.2cm">
            <draw:text-box>
              <text:p text:style-name="P2"><text:span text:style-name="T1">e</text:span></text:p>
            </draw:text-box>
          </draw:frame>
          <draw:frame draw:style-name="gr6" draw:text-style-name="P2" draw:layer="layout" svg:width="0.776cm" svg:height="0.712cm" svg:x="3.024cm" svg:y="8cm">
            <draw:text-box>
              <text:p text:style-name="P2"><text:span text:style-name="T1">a</text:span></text:p>
            </draw:text-box>
          </draw:frame>
          <draw:frame draw:style-name="gr6" draw:text-style-name="P2" draw:layer="layout" svg:width="0.776cm" svg:height="0.712cm" svg:x="5.924cm" svg:y="5.2cm">
            <draw:text-box>
              <text:p text:style-name="P2"><text:span text:style-name="T1">e</text:span></text:p>
            </draw:text-box>
          </draw:frame>
          <draw:frame draw:style-name="gr6" draw:text-style-name="P2" draw:layer="layout" svg:width="0.776cm" svg:height="0.712cm" svg:x="10.3cm" svg:y="5.288cm">
            <draw:text-box>
              <text:p text:style-name="P2"><text:span text:style-name="T1">e</text:span></text:p>
            </draw:text-box>
          </draw:frame>
          <draw:frame draw:style-name="gr6" draw:text-style-name="P2" draw:layer="layout" svg:width="0.776cm" svg:height="0.712cm" svg:x="2.4cm" svg:y="7.188cm">
            <draw:text-box>
              <text:p text:style-name="P2"><text:span text:style-name="T1">c</text:span></text:p>
            </draw:text-box>
          </draw:frame>
          <draw:frame draw:style-name="gr6" draw:text-style-name="P2" draw:layer="layout" svg:width="0.776cm" svg:height="0.712cm" svg:x="3.4cm" svg:y="7.3cm">
            <draw:text-box>
              <text:p text:style-name="P2"><text:span text:style-name="T1">c</text:span></text:p>
            </draw:text-box>
          </draw:frame>
          <draw:frame draw:style-name="gr6" draw:text-style-name="P2" draw:layer="layout" svg:width="0.776cm" svg:height="0.712cm" svg:x="6.324cm" svg:y="7.288cm">
            <draw:text-box>
              <text:p text:style-name="P2"><text:span text:style-name="T1">c</text:span></text:p>
            </draw:text-box>
          </draw:frame>
          <draw:frame draw:style-name="gr6" draw:text-style-name="P2" draw:layer="layout" svg:width="0.776cm" svg:height="0.712cm" svg:x="10.724cm" svg:y="7.1cm">
            <draw:text-box>
              <text:p text:style-name="P2"><text:span text:style-name="T1">c</text:span></text:p>
            </draw:text-box>
          </draw:frame>
          <draw:frame draw:style-name="gr6" draw:text-style-name="P2" draw:layer="layout" svg:width="0.776cm" svg:height="0.712cm" svg:x="12.024cm" svg:y="7.2cm">
            <draw:text-box>
              <text:p text:style-name="P2"><text:span text:style-name="T1">c</text:span></text:p>
            </draw:text-box>
          </draw:frame>
          <draw:frame draw:style-name="gr6" draw:text-style-name="P2" draw:layer="layout" svg:width="0.776cm" svg:height="0.712cm" svg:x="0.8cm" svg:y="6.888cm">
            <draw:text-box>
              <text:p text:style-name="P2"><text:span text:style-name="T1">b</text:span></text:p>
            </draw:text-box>
          </draw:frame>
          <draw:frame draw:style-name="gr6" draw:text-style-name="P2" draw:layer="layout" svg:width="0.776cm" svg:height="0.712cm" svg:x="1.224cm" svg:y="5.088cm">
            <draw:text-box>
              <text:p text:style-name="P2"><text:span text:style-name="T1">d</text:span></text:p>
            </draw:text-box>
          </draw:frame>
          <draw:frame draw:style-name="gr6" draw:text-style-name="P2" draw:layer="layout" svg:width="1.3cm" svg:height="0.712cm" svg:x="10cm" svg:y="8.488cm">
            <draw:text-box>
              <text:p text:style-name="P2"><text:span text:style-name="T1">d+e</text:span></text:p>
            </draw:text-box>
          </draw:frame>
        </draw:g>
        <draw:line draw:style-name="gr9" draw:text-style-name="P2" draw:layer="layout" svg:x1="5.7cm" svg:y1="3.7cm" svg:x2="6.4cm" svg:y2="3.7cm">
          <text:p/>
        </draw:line>
        <draw:frame draw:style-name="gr10" draw:text-style-name="P5" draw:layer="layout" svg:width="1.319cm" svg:height="0.833cm" svg:x="5.4cm" svg:y="3.7cm">
          <draw:text-box>
            <text:p text:style-name="P5">P<text:span text:style-name="T3">n-1</text:span><text:span text:style-name="T4">s</text:span></text:p>
          </draw:text-box>
        </draw:frame>
        <draw:frame draw:style-name="gr10" draw:text-style-name="P6" draw:layer="layout" svg:width="3cm" svg:height="1.051cm" svg:x="4.4cm" svg:y="1.549cm">
          <draw:text-box>
            <text:p text:style-name="P6"><text:span text:style-name="T5">P</text:span><text:span text:style-name="T6">n-1</text:span><text:span text:style-name="T7">0 </text:span><text:span text:style-name="T8">= P</text:span><text:span text:style-name="T6">n</text:span><text:span text:style-name="T7">i</text:span></text:p>
          </draw:text-box>
        </draw:frame>
        <draw:frame draw:style-name="gr11" draw:text-style-name="P6" draw:layer="layout" svg:width="3.679cm" svg:height="1.051cm" svg:x="8.121cm" svg:y="1.5cm">
          <draw:text-box>
            <text:p text:style-name="P6"><text:span text:style-name="T5">P</text:span><text:span text:style-name="T6">n</text:span><text:span text:style-name="T7">0 </text:span><text:span text:style-name="T8">=</text:span><text:span text:style-name="T7"> </text:span><text:span text:style-name="T8">P</text:span><text:span text:style-name="T6">n+1</text:span><text:span text:style-name="T7">i</text:span></text:p>
          </draw:text-box>
        </draw:frame>
        <draw:custom-shape draw:style-name="gr12" draw:text-style-name="P2" draw:layer="layout" svg:width="0.8cm" svg:height="1.3cm" svg:x="7.4cm" svg:y="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26cm" svg:x="7.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8cm" svg:height="0.26cm" svg:x="7.4cm" svg:y="1.4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8cm" svg:height="0.26cm" svg:x="7.4cm" svg:y="1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8cm" svg:height="0.26cm" svg:x="7.4cm" svg:y="1.9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8cm" svg:height="0.26cm" svg:x="7.4cm" svg:y="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1.319cm" svg:height="0.713cm" svg:x="7.719cm" svg:y="1.527cm">
          <draw:text-box>
            <text:p text:style-name="P5">K</text:p>
          </draw:text-box>
        </draw:frame>
        <draw:frame draw:style-name="gr10" draw:text-style-name="P5" draw:layer="layout" svg:width="1.319cm" svg:height="0.833cm" svg:x="5.401cm" svg:y="3.701cm">
          <draw:text-box>
            <text:p text:style-name="P5">P<text:span text:style-name="T3">n-1</text:span><text:span text:style-name="T4">s</text:span></text:p>
          </draw:text-box>
        </draw:frame>
        <draw:frame draw:style-name="gr10" draw:text-style-name="P5" draw:layer="layout" svg:width="1.319cm" svg:height="0.833cm" svg:x="5.401cm" svg:y="3.701cm">
          <draw:text-box>
            <text:p text:style-name="P5">P<text:span text:style-name="T3">n-1</text:span><text:span text:style-name="T4">s</text:span></text:p>
          </draw:text-box>
        </draw:frame>
        <draw:frame draw:style-name="gr10" draw:text-style-name="P5" draw:layer="layout" svg:width="1.319cm" svg:height="0.833cm" svg:x="5.401cm" svg:y="3.701cm">
          <draw:text-box>
            <text:p text:style-name="P5">P<text:span text:style-name="T3">n-1</text:span><text:span text:style-name="T4">s</text:span></text:p>
          </draw:text-box>
        </draw:frame>
        <draw:frame draw:style-name="gr10" draw:text-style-name="P5" draw:layer="layout" svg:width="1.319cm" svg:height="0.833cm" svg:x="5.401cm" svg:y="3.701cm">
          <draw:text-box>
            <text:p text:style-name="P5">P<text:span text:style-name="T3">n-1</text:span><text:span text:style-name="T4">s</text:span></text:p>
          </draw:text-box>
        </draw:frame>
        <draw:line draw:style-name="gr13" draw:text-style-name="P2" draw:layer="layout" svg:x1="6.6cm" svg:y1="2.3cm" svg:x2="6.9cm" svg:y2="2.9cm">
          <text:p/>
        </draw:line>
        <draw:line draw:style-name="gr13" draw:text-style-name="P2" draw:layer="layout" svg:x1="8.8cm" svg:y1="2.2cm" svg:x2="8.3cm" svg:y2="2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rukesh Mohanan</meta:initial-creator>
    <meta:creation-date>2013-08-13T04:00:29</meta:creation-date>
    <dc:date>2013-08-13T04:51:30</dc:date>
    <dc:creator>Murukesh Mohanan</dc:creator>
    <meta:editing-duration>PT2M16S</meta:editing-duration>
    <meta:editing-cycles>1</meta:editing-cycles>
    <meta:document-statistic meta:object-count="81"/>
    <meta:generator>LibreOffice/4.0.2.2$Linux_X86_64 LibreOffice_project/400m0$Build-2</meta:generator>
  </office:meta>
</office:document-meta>
</file>